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AB000000713A580408.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729fcf" draw:textarea-horizontal-align="justify" draw:textarea-vertical-align="middle" draw:auto-grow-height="false"/>
    </style:style>
    <style:style style:name="gr3" style:family="graphic" style:parent-style-name="standard">
      <style:graphic-properties draw:stroke="none" draw:fill="solid" draw:fill-color="#ffffff" draw:textarea-horizontal-align="justify" draw:textarea-vertical-align="middle" draw:auto-grow-height="false"/>
    </style:style>
    <style:style style:name="gr4" style:family="graphic" style:parent-style-name="objectwithoutfill">
      <style:graphic-properties svg:stroke-width="0.4cm" svg:stroke-color="#729fcf" draw:marker-start="" draw:marker-start-width="0.8cm" draw:marker-end="" draw:marker-end-width="0.9cm" svg:stroke-opacity="100%" draw:fill="none" draw:textarea-vertical-align="middle" fo:padding-top="0.325cm" fo:padding-bottom="0.325cm" fo:padding-left="0.45cm" fo:padding-right="0.45cm"/>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draw:stroke="none" svg:stroke-color="#729fcf" draw:fill="solid" draw:fill-color="#ffffff" draw:textarea-horizontal-align="justify" draw:textarea-vertical-align="middle" draw:auto-grow-height="false"/>
    </style:style>
    <style:style style:name="gr7" style:family="graphic" style:parent-style-name="objectwithoutfill">
      <style:graphic-properties svg:stroke-width="0.2cm" svg:stroke-color="#ffffff" draw:marker-start-width="0.5cm" draw:marker-end-width="0.5cm" draw:fill="none" draw:textarea-vertical-align="middle" fo:padding-top="0.225cm" fo:padding-bottom="0.225cm" fo:padding-left="0.35cm" fo:padding-right="0.35cm"/>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stroke="none" draw:fill="solid" draw:fill-color="#729fcf" draw:textarea-horizontal-align="justify" draw:textarea-vertical-align="middle" draw:auto-grow-height="false"/>
    </style:style>
    <style:style style:name="gr10" style:family="graphic" style:parent-style-name="standard">
      <style:graphic-properties draw:stroke="none" draw:fill="solid" draw:fill-color="#ffffff" draw:textarea-vertical-align="middle" draw:auto-grow-height="false" fo:min-height="0.749cm" fo:min-width="0.499cm"/>
    </style:style>
    <style:style style:name="gr11" style:family="graphic" style:parent-style-name="standard">
      <style:graphic-properties draw:fill="solid" draw:textarea-horizontal-align="justify" draw:textarea-vertical-align="middle" draw:auto-grow-height="false" draw:shadow="hidden"/>
    </style:style>
    <style:style style:name="gr12" style:family="graphic" style:parent-style-name="standard">
      <style:graphic-properties draw:stroke="none" draw:fill="solid" draw:fill-color="#ffffff" draw:textarea-horizontal-align="center" draw:textarea-vertical-align="middle" draw:auto-grow-height="false" fo:min-height="0.749cm" fo:min-width="0.499cm" draw:shadow="hidden"/>
    </style:style>
    <style:style style:name="gr13" style:family="graphic" style:parent-style-name="standard">
      <style:graphic-properties draw:stroke="none" draw:fill="solid" draw:fill-color="#729fcf" draw:textarea-horizontal-align="center" draw:textarea-vertical-align="middle" draw:auto-grow-height="false" fo:min-height="0.749cm" fo:min-width="0.499cm" draw:shadow="hidden"/>
    </style:style>
    <style:style style:name="gr14" style:family="graphic" style:parent-style-name="standard">
      <style:graphic-properties draw:stroke="none" draw:fill="solid" draw:fill-color="#ffffff" draw:textarea-horizontal-align="justify" draw:textarea-vertical-align="middle" draw:auto-grow-height="false" draw:shadow="hidden"/>
    </style:style>
    <style:style style:name="gr15" style:family="graphic" style:parent-style-name="standard">
      <style:graphic-properties draw:stroke="none" draw:fill="solid" draw:fill-color="#ffffff" draw:textarea-horizontal-align="justify" draw:textarea-vertical-align="middle" draw:auto-grow-height="false" fo:min-height="0cm" fo:min-width="0cm"/>
    </style:style>
    <style:style style:name="gr16" style:family="graphic" style:parent-style-name="standard">
      <style:graphic-properties draw:fill="solid" draw:textarea-horizontal-align="justify" draw:textarea-vertical-align="middle" draw:auto-grow-height="false"/>
    </style:style>
    <style:style style:name="gr17" style:family="graphic" style:parent-style-name="standard">
      <style:graphic-properties draw:stroke="none" draw:fill="solid" draw:fill-color="#729fcf" draw:textarea-vertical-align="middle" draw:auto-grow-height="false" fo:min-height="0.749cm" fo:min-width="0.499cm"/>
    </style:style>
    <style:style style:name="gr18" style:family="graphic" style:parent-style-name="objectwithoutfill">
      <style:graphic-properties svg:stroke-width="0.2cm" svg:stroke-color="#729fcf" draw:marker-start-width="0.5cm" draw:marker-end="" draw:marker-end-width="0.6cm" draw:fill="none" draw:textarea-vertical-align="middle" fo:padding-top="0.225cm" fo:padding-bottom="0.225cm" fo:padding-left="0.35cm" fo:padding-right="0.35cm"/>
    </style:style>
    <style:style style:name="gr19" style:family="graphic" style:parent-style-name="standard">
      <style:graphic-properties draw:stroke="none" draw:fill="solid" draw:fill-color="#ffffff" draw:textarea-vertical-align="middle"/>
    </style:style>
    <style:style style:name="gr20" style:family="graphic" style:parent-style-name="standard">
      <style:graphic-properties draw:stroke="none" draw:fill="solid" draw:fill-color="#83caff" draw:textarea-horizontal-align="justify" draw:textarea-vertical-align="middle" draw:auto-grow-height="fals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gradient" draw:fill-color="#83caff" draw:fill-gradient-name="Mein_20_Blau" draw:textarea-horizontal-align="justify" draw:textarea-vertical-align="middle" draw:auto-grow-height="false"/>
    </style:style>
    <style:style style:name="gr23" style:family="graphic" style:parent-style-name="standard">
      <style:graphic-properties draw:stroke="none" draw:fill="solid" draw:fill-color="#cccccc" draw:textarea-horizontal-align="justify" draw:textarea-vertical-align="middle" draw:auto-grow-height="false"/>
    </style:style>
    <style:style style:name="gr24" style:family="graphic" style:parent-style-name="standard">
      <style:graphic-properties draw:stroke="none" draw:fill="solid" draw:fill-color="#b3b3b3" draw:textarea-horizontal-align="justify" draw:textarea-vertical-align="middle" draw:auto-grow-height="false"/>
    </style:style>
    <style:style style:name="gr25" style:family="graphic" style:parent-style-name="objectwithoutfill">
      <style:graphic-properties svg:stroke-width="0.2cm" svg:stroke-color="#ffffff" draw:marker-start="" draw:marker-start-width="0.5cm" draw:marker-end="Linienende_20_2" draw:marker-end-width="0.5cm" draw:fill="none" draw:textarea-vertical-align="middle" fo:padding-top="0.225cm" fo:padding-bottom="0.225cm" fo:padding-left="0.35cm" fo:padding-right="0.35cm"/>
    </style:style>
    <style:style style:name="gr26" style:family="graphic" style:parent-style-name="objectwithoutfill">
      <style:graphic-properties svg:stroke-width="0.2cm" svg:stroke-color="#ffffff" draw:marker-start="Linienende_20_2" draw:marker-start-width="0.5cm" draw:marker-end="" draw:marker-end-width="0.5cm" draw:fill="none" draw:textarea-vertical-align="middle" fo:padding-top="0.225cm" fo:padding-bottom="0.225cm" fo:padding-left="0.35cm" fo:padding-right="0.35cm"/>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3.838cm" svg:height="3.862cm" svg:x="8.711cm" svg:y="15.2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1" draw:layer="layout" svg:width="5.6cm" svg:height="5.6cm" svg:x="1.253cm" svg:y="1.2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1" draw:layer="layout" svg:width="5.6cm" svg:height="5.6cm" svg:x="1.253cm" svg:y="7.6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3cm" svg:height="4.3cm" svg:x="1.853cm" svg:y="1.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053cm" svg:y1="4.386cm" svg:x2="4.053cm" svg:y2="2.386cm">
          <text:p/>
        </draw:line>
        <draw:line draw:style-name="gr4" draw:text-style-name="P1" draw:layer="layout" svg:x1="4.199cm" svg:y1="4.184cm" svg:x2="2.63cm" svg:y2="4.177cm">
          <text:p/>
        </draw:line>
        <draw:custom-shape draw:style-name="gr1" draw:text-style-name="P1" draw:layer="layout" svg:width="5.6cm" svg:height="5.6cm" svg:x="1.253cm" svg:y="14.0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2.1cm" svg:height="3.6cm" draw:transform="rotate (-0.785398163397448) translate (4.604cm 14.9cm)">
          <text:p/>
          <draw:enhanced-geometry svg:viewBox="0 0 21600 21600" draw:type="rectangle" draw:enhanced-path="M 0 0 L 21600 0 21600 21600 0 21600 0 0 Z N"/>
        </draw:custom-shape>
        <draw:custom-shape draw:style-name="gr3" draw:text-style-name="P1" draw:layer="layout" svg:width="1.489cm" svg:height="1.492cm" svg:x="2.064cm" svg:y="17.4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 draw:text-style-name="P1" draw:layer="layout" svg:width="0.896cm" svg:height="0.896cm" svg:x="4.16cm" svg:y="15.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cm" svg:height="5.6cm" svg:x="7.575cm" svg:y="1.28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 draw:layer="layout" svg:width="3.739cm" svg:height="3.739cm" svg:x="8.506cm" svg:y="2.212cm">
          <text:p/>
          <draw:enhanced-geometry svg:viewBox="0 0 21600 21600" draw:glue-points="10800 0 0 10800 10800 21600 21600 10800" draw:path-stretchpoint-x="10800" draw:path-stretchpoint-y="10800" draw:text-areas="?f1 ?f1 ?f2 ?f3" draw:type="cross" draw:modifiers="8420.5347593582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 draw:text-style-name="P1" draw:layer="layout" svg:width="5.6cm" svg:height="5.6cm" svg:x="7.575cm" svg:y="7.71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3.736cm" svg:height="0.82cm" svg:x="8.507cm" svg:y="10.104cm">
          <text:p/>
          <draw:enhanced-geometry svg:viewBox="0 0 21600 21600" draw:type="rectangle" draw:enhanced-path="M 0 0 L 21600 0 21600 21600 0 21600 0 0 Z N"/>
        </draw:custom-shape>
        <draw:custom-shape draw:style-name="gr1" draw:text-style-name="P1" draw:layer="layout" svg:width="5.6cm" svg:height="5.6cm" svg:x="7.603cm" svg:y="14.06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532cm" svg:height="0.944cm" draw:transform="rotate (-0.801106126665397) translate (9.631cm 16.597cm)">
          <text:p/>
          <draw:enhanced-geometry svg:viewBox="0 0 21600 21600" draw:mirror-horizontal="false" draw:mirror-vertical="false" draw:type="rectangle" draw:enhanced-path="M 0 0 L 21600 0 21600 21600 0 21600 0 0 Z N"/>
        </draw:custom-shape>
        <draw:custom-shape draw:style-name="gr3" draw:text-style-name="P1" draw:layer="layout" svg:width="1.077cm" svg:height="1.08cm" draw:transform="rotate (-0.0157079632679482) translate (8.969cm 17.25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9cm" svg:height="0.656cm" draw:transform="rotate (0.769690200129499) translate (7.953cm 18.844cm)">
          <text:p/>
          <draw:enhanced-geometry svg:viewBox="0 0 21600 21600" draw:mirror-horizontal="false" draw:mirror-vertical="false" draw:type="rectangle" draw:enhanced-path="M 0 0 L 21600 0 21600 21600 0 21600 0 0 Z N"/>
        </draw:custom-shape>
        <draw:custom-shape draw:style-name="gr3" draw:text-style-name="P1" draw:layer="layout" svg:width="1.532cm" svg:height="1.099cm" draw:transform="rotate (-0.787318025574642) translate (10.784cm 15.393cm)">
          <text:p/>
          <draw:enhanced-geometry svg:viewBox="0 0 21600 21600" draw:mirror-horizontal="true" draw:mirror-vertical="true" draw:type="rectangle" draw:enhanced-path="M 0 0 L 21600 0 21600 21600 0 21600 0 0 Z N"/>
        </draw:custom-shape>
        <draw:custom-shape draw:style-name="gr3" draw:text-style-name="P1" draw:layer="layout" svg:width="1.077cm" svg:height="1.08cm" draw:transform="rotate (-0.00191986217719389) translate (10.734cm 15.438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8cm" svg:height="0.655cm" draw:transform="rotate (0.783478301220254) translate (11.027cm 15.759cm)">
          <text:p/>
          <draw:enhanced-geometry svg:viewBox="0 0 21600 21600" draw:mirror-horizontal="true" draw:mirror-vertical="true" draw:type="rectangle" draw:enhanced-path="M 0 0 L 21600 0 21600 21600 0 21600 0 0 Z N"/>
        </draw:custom-shape>
        <draw:g>
          <draw:line draw:style-name="gr7" draw:text-style-name="P1" draw:layer="layout" svg:x1="9.442cm" svg:y1="16.115cm" svg:x2="8.947cm" svg:y2="15.62cm">
            <text:p/>
          </draw:line>
          <draw:line draw:style-name="gr7" draw:text-style-name="P1" draw:layer="layout" svg:x1="9.244cm" svg:y1="16.511cm" svg:x2="8.587cm" svg:y2="16.524cm">
            <text:p/>
          </draw:line>
          <draw:line draw:style-name="gr7" draw:text-style-name="P1" draw:layer="layout" svg:x1="9.838cm" svg:y1="15.892cm" svg:x2="9.824cm" svg:y2="15.223cm">
            <text:p/>
          </draw:line>
        </draw:g>
        <draw:g>
          <draw:line draw:style-name="gr7" draw:text-style-name="P1" draw:layer="layout" svg:x1="11.137cm" svg:y1="17.836cm" svg:x2="11.632cm" svg:y2="18.331cm">
            <text:p/>
          </draw:line>
          <draw:line draw:style-name="gr7" draw:text-style-name="P1" draw:layer="layout" svg:x1="11.335cm" svg:y1="17.44cm" svg:x2="11.992cm" svg:y2="17.427cm">
            <text:p/>
          </draw:line>
          <draw:line draw:style-name="gr7" draw:text-style-name="P1" draw:layer="layout" svg:x1="10.741cm" svg:y1="18.059cm" svg:x2="10.755cm" svg:y2="18.728cm">
            <text:p/>
          </draw:line>
        </draw:g>
        <draw:custom-shape draw:style-name="gr1" draw:text-style-name="P1" draw:layer="layout" svg:width="5.6cm" svg:height="5.6cm" svg:x="1.296cm" svg:y="20.309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8" draw:text-style-name="P1" draw:layer="layout" svg:width="1.009cm" svg:height="3.61cm" draw:transform="rotate (-0.798313599862207) translate (4.372cm 22.123cm)">
            <text:p/>
            <draw:enhanced-geometry svg:viewBox="0 0 21600 21600" draw:type="rectangle" draw:enhanced-path="M 0 0 L 21600 0 21600 21600 0 21600 0 0 Z N"/>
          </draw:custom-shape>
          <draw:custom-shape draw:style-name="gr3" draw:text-style-name="P1" draw:layer="layout" svg:width="2.217cm" svg:height="0.944cm" draw:transform="rotate (-0.781383906117861) translate (4.865cm 20.768cm)">
            <text:p/>
            <draw:enhanced-geometry svg:viewBox="0 0 21600 21600" draw:mirror-horizontal="false" draw:mirror-vertical="false" draw:type="rectangle" draw:enhanced-path="M 0 0 L 21600 0 21600 21600 0 21600 0 0 Z N"/>
          </draw:custom-shape>
          <draw:custom-shape draw:style-name="gr3" draw:text-style-name="P1" draw:layer="layout" svg:width="1.609cm" svg:height="1.514cm" draw:transform="rotate (-0.0286233997327072) translate (4.204cm 21.42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9" draw:text-style-name="P1" draw:layer="layout" svg:width="1.588cm" svg:height="1.524cm" draw:transform="rotate (-0.0113446401379627) translate (4.882cm 20.778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0.572cm" svg:height="0.944cm" draw:transform="rotate (-0.781383906117861) translate (6.032cm 21.92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9cm" svg:height="0.944cm" draw:transform="rotate (-0.781383906117861) translate (4.875cm 20.777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3cm" svg:height="0.466cm" draw:transform="rotate (-0.781383906117861) translate (4.557cm 21.646cm)">
            <text:p/>
            <draw:enhanced-geometry svg:viewBox="0 0 21600 21600" draw:mirror-horizontal="false" draw:mirror-vertical="false" draw:type="rectangle" draw:enhanced-path="M 0 0 L 21600 0 21600 21600 0 21600 0 0 Z N"/>
          </draw:custom-shape>
        </draw:g>
        <draw:custom-shape draw:style-name="gr1" draw:text-style-name="P1" draw:layer="layout" svg:width="5.6cm" svg:height="5.6cm" svg:x="7.603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layer="layout" svg:width="4.582cm" svg:height="4.582cm" svg:x="8.112cm" svg:y="20.89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 draw:text-style-name="P1" draw:layer="layout" svg:width="5.6cm" svg:height="5.6cm" svg:x="13.917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161cm" svg:height="4.161cm" draw:transform="rotate (-1.5707963267949) translate (18.798cm 21.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5.6cm" svg:height="5.6cm" svg:x="13.785cm" svg:y="14.1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234cm" svg:height="4.234cm" svg:x="14.568cm" svg:y="14.719cm">
          <text:p/>
          <draw:enhanced-geometry svg:viewBox="0 0 20590 20590" draw:mirror-vertical="tru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path draw:style-name="gr11" draw:text-style-name="P1" draw:layer="layout" svg:width="5.6cm" svg:height="5.6cm" svg:x="13.898cm" svg:y="7.69cm" svg:viewBox="0 0 5601 5601" svg:d="m0 0h5601v5601h-5601zm0 0zm5601 5601z">
          <text:p/>
        </draw:path>
        <draw:polygon draw:style-name="gr12"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3"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2"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2" draw:text-style-name="P1" draw:layer="layout" svg:width="0cm" svg:height="0cm" svg:x="16.382cm" svg:y="8.232cm" svg:viewBox="0 0 0 0" draw:points="0,0">
          <text:p/>
        </draw:polygon>
        <draw:polygon draw:style-name="gr12" draw:text-style-name="P1" draw:layer="layout" svg:width="0cm" svg:height="0cm" svg:x="16.382cm" svg:y="12.75cm" svg:viewBox="0 0 0 0" draw:points="0,0">
          <text:p/>
        </draw:polygon>
        <draw:polygon draw:style-name="gr13"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3" draw:text-style-name="P1" draw:layer="layout" svg:width="0cm" svg:height="0cm" svg:x="16.368cm" svg:y="8.759cm" svg:viewBox="0 0 0 0" draw:points="0,0">
          <text:p/>
        </draw:polygon>
        <draw:polygon draw:style-name="gr13" draw:text-style-name="P1" draw:layer="layout" svg:width="0cm" svg:height="0cm" svg:x="16.368cm" svg:y="12.221cm" svg:viewBox="0 0 0 0" draw:points="0,0">
          <text:p/>
        </draw:polygon>
        <draw:polygon draw:style-name="gr12"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2" draw:text-style-name="P1" draw:layer="layout" svg:width="0cm" svg:height="0cm" svg:x="16.366cm" svg:y="9.294cm" svg:viewBox="0 0 0 0" draw:points="0,0">
          <text:p/>
        </draw:polygon>
        <draw:polygon draw:style-name="gr12" draw:text-style-name="P1" draw:layer="layout" svg:width="0cm" svg:height="0cm" svg:x="16.366cm" svg:y="11.686cm" svg:viewBox="0 0 0 0" draw:points="0,0">
          <text:p/>
        </draw:polygon>
        <draw:polygon draw:style-name="gr13"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3" draw:text-style-name="P1" draw:layer="layout" svg:width="0cm" svg:height="0cm" svg:x="16.361cm" svg:y="9.797cm" svg:viewBox="0 0 0 0" draw:points="0,0">
          <text:p/>
        </draw:polygon>
        <draw:polygon draw:style-name="gr13" draw:text-style-name="P1" draw:layer="layout" svg:width="0cm" svg:height="0cm" svg:x="16.361cm" svg:y="11.183cm" svg:viewBox="0 0 0 0" draw:points="0,0">
          <text:p/>
        </draw:polygon>
        <draw:polygon draw:style-name="gr14" draw:text-style-name="P1" draw:layer="layout" svg:width="1.781cm" svg:height="1.781cm" svg:x="14.594cm" svg:y="9.704cm" svg:viewBox="0 0 1782 1782" draw:points="891,0 984,4 1074,18 1161,39 1243,68 1321,105 1395,149 1463,199 1526,256 1583,319 1633,387 1677,461 1714,539 1743,621 1764,708 1778,798 1782,891 1778,984 1764,1074 1743,1161 1714,1243 1677,1321 1633,1395 1583,1463 1526,1526 1463,1583 1395,1633 1321,1677 1243,1714 1161,1743 1074,1764 984,1778 891,1782 798,1778 708,1764 621,1743 539,1714 461,1677 387,1633 319,1583 256,1526 199,1463 149,1395 105,1321 68,1243 39,1161 18,1074 4,984 0,891 4,798 18,708 39,621 68,539 105,461 149,387 199,319 256,256 319,199 387,149 461,105 539,68 621,39 708,18 798,4">
          <text:p/>
        </draw:polygon>
        <draw:polygon draw:style-name="gr14" draw:text-style-name="P1" draw:layer="layout" svg:width="0cm" svg:height="0cm" svg:x="14.594cm" svg:y="9.704cm" svg:viewBox="0 0 0 0" draw:points="0,0">
          <text:p/>
        </draw:polygon>
        <draw:polygon draw:style-name="gr14" draw:text-style-name="P1" draw:layer="layout" svg:width="0cm" svg:height="0cm" svg:x="16.377cm" svg:y="11.487cm" svg:viewBox="0 0 0 0" draw:points="0,0">
          <text:p/>
        </draw:polygon>
        <draw:custom-shape draw:style-name="gr1" draw:text-style-name="P1" draw:layer="layout" svg:width="5.6cm" svg:height="5.6cm" svg:x="13.69cm" svg:y="1.261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5" draw:text-style-name="P1" draw:layer="layout" svg:width="3.045cm" svg:height="2.324cm" svg:x="14.968cm" svg:y="3.703cm">
            <text:p/>
            <draw:enhanced-geometry svg:viewBox="0 0 21600 21600" draw:mirror-horizontal="false" draw:mirror-vertical="false" draw:path-stretchpoint-x="10800" draw:path-stretchpoint-y="10800" draw:text-areas="?f3 ?f4 ?f5 ?f6" draw:type="round-rectangle" draw:modifiers="1133.6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257cm" svg:height="2.257cm" svg:x="15.391cm" svg:y="2.096cm">
            <text:p/>
            <draw:enhanced-geometry svg:viewBox="0 0 21600 21600" draw:mirror-horizontal="false" draw:mirror-vertical="false" draw:type="block-arc" draw:modifiers="177.320346796687 6763.5193468137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draw:layer="layout" svg:width="0.409cm" svg:height="0.553cm" svg:x="15.398cm" svg:y="3.18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19cm" svg:height="0.552cm" svg:x="17.225cm" svg:y="3.206cm">
            <text:p/>
            <draw:enhanced-geometry svg:viewBox="0 0 21600 21600" draw:mirror-horizontal="false" draw:mirror-vertical="false" draw:type="rectangle" draw:enhanced-path="M 0 0 L 21600 0 21600 21600 0 21600 0 0 Z N"/>
          </draw:custom-shape>
        </draw:g>
        <draw:custom-shape draw:style-name="gr5" draw:text-style-name="P1" draw:layer="layout" svg:width="2.339cm" svg:height="0.21cm" svg:x="15.314cm" svg:y="4.217cm">
          <text:p/>
          <draw:enhanced-geometry svg:viewBox="0 0 21600 21600" draw:type="rectangle" draw:enhanced-path="M 0 0 L 21600 0 21600 21600 0 21600 0 0 Z N"/>
        </draw:custom-shape>
        <draw:custom-shape draw:style-name="gr16" draw:text-style-name="P1" draw:layer="layout" svg:width="5.6cm" svg:height="5.6cm" svg:x="13.898cm" svg:y="7.69cm">
          <text:p/>
          <draw:enhanced-geometry svg:viewBox="0 0 21600 21600" draw:mirror-horizontal="false" draw:mirror-vertical="false" draw:glue-points="10800 0 0 10800 10800 21600 21600 10800" draw:type="flowchart-process" draw:enhanced-path="M 0 0 L 21600 0 21600 21600 0 21600 0 0 Z N"/>
        </draw:custom-shape>
        <draw:polygon draw:style-name="gr12"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3"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2"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2" draw:text-style-name="P1" draw:layer="layout" svg:width="0cm" svg:height="0cm" svg:x="16.382cm" svg:y="8.232cm" svg:viewBox="0 0 0 0" draw:points="0,0">
          <text:p/>
        </draw:polygon>
        <draw:polygon draw:style-name="gr12" draw:text-style-name="P1" draw:layer="layout" svg:width="0cm" svg:height="0cm" svg:x="16.382cm" svg:y="12.75cm" svg:viewBox="0 0 0 0" draw:points="0,0">
          <text:p/>
        </draw:polygon>
        <draw:polygon draw:style-name="gr13"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3" draw:text-style-name="P1" draw:layer="layout" svg:width="0cm" svg:height="0cm" svg:x="16.368cm" svg:y="8.759cm" svg:viewBox="0 0 0 0" draw:points="0,0">
          <text:p/>
        </draw:polygon>
        <draw:polygon draw:style-name="gr13" draw:text-style-name="P1" draw:layer="layout" svg:width="0cm" svg:height="0cm" svg:x="16.368cm" svg:y="12.221cm" svg:viewBox="0 0 0 0" draw:points="0,0">
          <text:p/>
        </draw:polygon>
        <draw:polygon draw:style-name="gr12"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2" draw:text-style-name="P1" draw:layer="layout" svg:width="0cm" svg:height="0cm" svg:x="16.366cm" svg:y="9.294cm" svg:viewBox="0 0 0 0" draw:points="0,0">
          <text:p/>
        </draw:polygon>
        <draw:polygon draw:style-name="gr12" draw:text-style-name="P1" draw:layer="layout" svg:width="0cm" svg:height="0cm" svg:x="16.366cm" svg:y="11.686cm" svg:viewBox="0 0 0 0" draw:points="0,0">
          <text:p/>
        </draw:polygon>
        <draw:polygon draw:style-name="gr13"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3" draw:text-style-name="P1" draw:layer="layout" svg:width="0cm" svg:height="0cm" svg:x="16.361cm" svg:y="9.797cm" svg:viewBox="0 0 0 0" draw:points="0,0">
          <text:p/>
        </draw:polygon>
        <draw:polygon draw:style-name="gr13" draw:text-style-name="P1" draw:layer="layout" svg:width="0cm" svg:height="0cm" svg:x="16.361cm" svg:y="11.183cm" svg:viewBox="0 0 0 0" draw:points="0,0">
          <text:p/>
        </draw:polygon>
        <draw:custom-shape draw:style-name="gr3" draw:text-style-name="P1" draw:layer="layout" svg:width="1.782cm" svg:height="1.782cm" svg:x="14.594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5.6cm" svg:height="5.6cm" svg:x="22.053cm" svg:y="7.6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layer="layout" svg:width="4.828cm" svg:height="4.828cm" draw:transform="rotate (-0.785398163397449) translate (24.535cm 7.0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1" draw:layer="layout" svg:width="4.201cm" svg:height="4.201cm" draw:transform="rotate (-0.785398163397448) translate (24.426cm 7.5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 draw:layer="layout" svg:width="3.194cm" svg:height="3.194cm" draw:transform="rotate (-0.785398163397448) translate (24.537cm 8.23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1" draw:layer="layout" svg:width="2.447cm" svg:height="2.447cm" draw:transform="rotate (-0.785398163397448) translate (24.523cm 8.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 draw:layer="layout" svg:width="1.691cm" svg:height="1.691cm" draw:transform="rotate (-0.785398163397449) translate (24.521cm 9.295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1" draw:layer="layout" svg:width="0.979cm" svg:height="0.979cm" draw:transform="rotate (-0.785398163397448) translate (24.516cm 9.798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782cm" svg:height="1.782cm" svg:x="22.749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5.6cm" svg:height="5.6cm" svg:x="22.053cm" svg:y="7.6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layer="layout" svg:width="4.828cm" svg:height="4.828cm" draw:transform="rotate (-0.785398163397449) translate (24.535cm 7.0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1" draw:layer="layout" svg:width="4.201cm" svg:height="4.201cm" draw:transform="rotate (-0.785398163397448) translate (24.426cm 7.5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 draw:layer="layout" svg:width="3.194cm" svg:height="3.194cm" draw:transform="rotate (-0.785398163397448) translate (24.537cm 8.23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1" draw:layer="layout" svg:width="2.447cm" svg:height="2.447cm" draw:transform="rotate (-0.785398163397448) translate (24.523cm 8.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 draw:layer="layout" svg:width="1.691cm" svg:height="1.691cm" draw:transform="rotate (-0.785398163397449) translate (24.521cm 9.295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1" draw:layer="layout" svg:width="0.979cm" svg:height="0.979cm" draw:transform="rotate (-0.785398163397448) translate (24.516cm 9.798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782cm" svg:height="1.782cm" svg:x="22.749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782cm" svg:height="2.782cm" svg:x="3.529cm" svg:y="8.3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 draw:layer="layout" svg:width="2.782cm" svg:height="2.782cm" svg:x="3.129cm" svg:y="8.7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2.729cm" svg:y="9.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 draw:layer="layout" svg:width="2.782cm" svg:height="2.782cm" svg:x="2.329cm" svg:y="9.5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1.929cm" svg:y="9.9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1" draw:layer="layout" svg:width="2.339cm" svg:height="0.21cm" svg:x="15.315cm" svg:y="4.817cm">
          <text:p/>
          <draw:enhanced-geometry svg:viewBox="0 0 21600 21600" draw:type="rectangle" draw:enhanced-path="M 0 0 L 21600 0 21600 21600 0 21600 0 0 Z N"/>
        </draw:custom-shape>
        <draw:custom-shape draw:style-name="gr5" draw:text-style-name="P1" draw:layer="layout" svg:width="2.339cm" svg:height="0.21cm" svg:x="15.315cm" svg:y="5.417cm">
          <text:p/>
          <draw:enhanced-geometry svg:viewBox="0 0 21600 21600" draw:type="rectangle" draw:enhanced-path="M 0 0 L 21600 0 21600 21600 0 21600 0 0 Z N"/>
        </draw:custom-shape>
      </draw:page>
      <draw:page draw:name="page2" draw:style-name="dp1" draw:master-page-name="Standard">
        <draw:custom-shape draw:style-name="gr2" draw:text-style-name="P1" draw:layer="layout" svg:width="5.6cm" svg:height="5.6cm" svg:x="1.723cm" svg:y="1.5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093cm" svg:height="4.093cm" svg:x="2.477cm" svg:y="2.334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8" draw:text-style-name="P1" draw:layer="layout" svg:x1="6.971cm" svg:y1="3.068cm" svg:x2="2.051cm" svg:y2="3.068cm">
          <text:p/>
        </draw:line>
        <draw:custom-shape draw:style-name="gr2" draw:text-style-name="P1" draw:layer="layout" svg:width="5.6cm" svg:height="5.6cm" svg:x="7.7cm" svg:y="1.621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8" draw:text-style-name="P1" draw:layer="layout" svg:x1="12.948cm" svg:y1="4.251cm" svg:x2="8.028cm" svg:y2="4.251cm">
          <text:p/>
        </draw:line>
        <draw:custom-shape draw:style-name="gr3" draw:text-style-name="P1" draw:layer="layout" svg:width="1.782cm" svg:height="1.782cm" svg:x="9.609cm" svg:y="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 draw:text-style-name="P1" draw:layer="layout" svg:width="4.389cm" svg:height="1.251cm" draw:transform="rotate (-0.0155334303427506) translate (8.26098834401642cm 2.47698101298835cm)" svg:viewBox="0 0 4390 1252" svg:d="m4119 1155c-670-393-1944-1427-3943 97-59-170-117-339-176-509 2175-1309 3155-608 4390-20-90 144-181 288-271 432z">
          <text:p/>
        </draw:path>
        <draw:path draw:style-name="gr19" draw:text-style-name="P1" draw:layer="layout" svg:width="4.389cm" svg:height="1.251cm" draw:transform="rotate (3.1401963901882) translate (12.6575188683448cm 6.36595973863629cm)" svg:viewBox="0 0 4390 1252" svg:d="m4119 1155c-670-393-1944-1427-3943 97-59-170-117-339-176-509 2175-1309 3155-608 4390-20-90 144-181 288-271 432z">
          <text:p/>
        </draw:path>
        <draw:custom-shape draw:style-name="gr2" draw:text-style-name="P1" draw:layer="layout" svg:width="5.6cm" svg:height="5.6cm" svg:x="7.687cm" svg:y="7.6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0" draw:text-style-name="P1" draw:layer="layout" svg:width="4.221cm" svg:height="4.221cm" svg:x="8.377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8.643cm" svg:y="8.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921cm" svg:height="1.921cm" svg:x="9.527cm" svg:y="9.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411cm" svg:height="1.411cm" svg:x="9.782cm" svg:y="9.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5.6cm" svg:height="5.6cm" svg:x="1.725cm" svg:y="7.677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0" draw:text-style-name="P1" draw:layer="layout" svg:width="3.425cm" svg:height="3.425cm" svg:x="3.213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429cm" svg:y="8.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559cm" svg:height="1.559cm" svg:x="4.146cm" svg:y="9.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145cm" svg:height="1.145cm" svg:x="4.353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1" draw:layer="layout" svg:width="3.425cm" svg:height="3.425cm" svg:x="2.813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029cm" svg:y="8.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559cm" svg:height="1.559cm" svg:x="3.746cm" svg:y="9.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145cm" svg:height="1.145cm" svg:x="3.953cm" svg:y="9.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1" draw:layer="layout" svg:width="3.425cm" svg:height="3.425cm" svg:x="2.413cm" svg:y="9.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2.629cm" svg:y="9.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559cm" svg:height="1.559cm" svg:x="3.346cm" svg:y="1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145cm" svg:height="1.145cm" svg:x="3.553cm" svg:y="10.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1" draw:text-style-name="P1" draw:layer="layout" svg:width="3.619cm" svg:height="2.391cm" svg:x="2.716cm" svg:y="3.67cm">
          <draw:image xlink:href="Pictures/10000000000000AB000000713A580408.png" xlink:type="simple" xlink:show="embed" xlink:actuate="onLoad">
            <text:p/>
          </draw:image>
        </draw:frame>
        <draw:custom-shape draw:style-name="gr2" draw:text-style-name="P1" draw:layer="layout" svg:width="5.6cm" svg:height="5.6cm" svg:x="13.75cm" svg:y="1.62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8" draw:text-style-name="P1" draw:layer="layout" svg:x1="18.998cm" svg:y1="4.25cm" svg:x2="14.078cm" svg:y2="4.25cm">
          <text:p/>
        </draw:line>
        <draw:custom-shape draw:style-name="gr3" draw:text-style-name="P1" draw:layer="layout" svg:width="0.947cm" svg:height="3.214cm" draw:transform="rotate (-0.785398163397449) translate (17.748cm 2.619cm)">
          <text:p/>
          <draw:enhanced-geometry svg:viewBox="0 0 21600 21600" draw:mirror-horizontal="false" draw:mirror-vertical="false" draw:type="rectangle" draw:enhanced-path="M 0 0 L 21600 0 21600 21600 0 21600 0 0 Z N"/>
        </draw:custom-shape>
        <draw:custom-shape draw:style-name="gr3" draw:text-style-name="P1" draw:layer="layout" svg:width="0.945cm" svg:height="0.43cm" draw:transform="rotate (-0.785398163397449) translate (18.092cm 2.272cm)">
          <text:p/>
          <draw:enhanced-geometry svg:viewBox="0 0 21600 21600" draw:mirror-horizontal="false" draw:mirror-vertical="false" draw:type="rectangle" draw:enhanced-path="M 0 0 L 21600 0 21600 21600 0 21600 0 0 Z N"/>
        </draw:custom-shape>
        <draw:custom-shape draw:style-name="gr3" draw:text-style-name="P1" draw:layer="layout" svg:width="0.931cm" svg:height="1.172cm" draw:transform="rotate (2.35619449019234) translate (15.269cm 6.4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7" draw:text-style-name="P1" draw:layer="layout" svg:width="4.319cm" svg:height="1.798cm" draw:transform="rotate (-0.4616395871525) translate (14.9656054329871cm 4.50153507449788cm)" svg:viewBox="0 0 4320 1799" svg:d="m0 1616c578 369 932 180 1828-554s1225-1171 2492-1038">
          <text:p/>
        </draw:path>
        <draw:custom-shape draw:style-name="gr2" draw:text-style-name="P1" draw:layer="layout" svg:width="5.6cm" svg:height="5.6cm" svg:x="7.687cm" svg:y="13.66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753cm" svg:y="13.5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3.799cm" svg:y="13.64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0" draw:text-style-name="P1" draw:layer="layout" svg:width="4.221cm" svg:height="4.221cm" svg:x="14.489cm" svg:y="14.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14.757cm" svg:y="1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921cm" svg:height="1.921cm" svg:x="15.639cm" svg:y="15.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411cm" svg:height="1.411cm" svg:x="15.894cm" svg:y="15.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216cm" svg:height="1.231cm" svg:x="14.048cm" svg:y="15.899cm">
          <text:p/>
          <draw:enhanced-geometry svg:viewBox="0 0 21600 21600" draw:glue-points="1080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1.216cm" svg:height="1.228cm" svg:x="17.931cm" svg:y="15.757cm">
          <text:p/>
          <draw:enhanced-geometry svg:viewBox="0 0 21600 21600" draw:glue-points="10800 0 ?f1 10800 0 21600 10800 21600 21600 21600 ?f7 10800" draw:text-areas="?f1 10800 ?f2 18000 ?f3 7200 ?f4 21600"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1" draw:layer="layout" svg:width="1.086cm" svg:height="1.086cm" svg:x="14.112cm" svg:y="15.899cm">
          <text:p/>
          <draw:enhanced-geometry svg:viewBox="0 0 21600 21600" draw:glue-points="1080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1" draw:layer="layout" svg:width="1.086cm" svg:height="1.086cm" svg:x="17.998cm" svg:y="15.899cm">
          <text:p/>
          <draw:enhanced-geometry svg:viewBox="0 0 21600 21600" draw:glue-points="10800 0 ?f1 10800 0 21600 10800 21600 21600 21600 ?f7 10800" draw:text-areas="?f1 10800 ?f2 18000 ?f3 7200 ?f4 21600" draw:mirror-vertical="false"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3" draw:text-style-name="P1" draw:layer="layout" svg:width="1.936cm" svg:height="1.925cm" svg:x="5.049cm" svg:y="14.01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layout" svg:width="1.692cm" svg:height="1.682cm" svg:x="5.171cm" svg:y="14.138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24" draw:text-style-name="P1" draw:layer="layout" svg:width="0.881cm" svg:height="0.876cm" svg:x="5.577cm" svg:y="14.541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23" draw:text-style-name="P1" draw:layer="layout" svg:width="0.646cm" svg:height="0.642cm" svg:x="5.694cm" svg:y="14.658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23" draw:text-style-name="P1" draw:layer="layout" svg:width="1.935cm" svg:height="1.925cm" svg:x="2.041cm" svg:y="14.06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layout" svg:width="1.692cm" svg:height="1.682cm" svg:x="2.162cm" svg:y="14.18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24" draw:text-style-name="P1" draw:layer="layout" svg:width="0.881cm" svg:height="0.875cm" svg:x="2.568cm" svg:y="14.588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23" draw:text-style-name="P1" draw:layer="layout" svg:width="0.647cm" svg:height="0.643cm" svg:x="2.685cm" svg:y="14.70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line draw:style-name="gr25" draw:text-style-name="P1" draw:layer="layout" svg:x1="4.074cm" svg:y1="17.043cm" svg:x2="3.483cm" svg:y2="15.917cm">
            <text:p/>
          </draw:line>
          <draw:line draw:style-name="gr25" draw:text-style-name="P1" draw:layer="layout" svg:x1="4.873cm" svg:y1="17.043cm" svg:x2="5.532cm" svg:y2="15.883cm">
            <text:p/>
          </draw:line>
          <draw:g>
            <draw:custom-shape draw:style-name="gr20" draw:text-style-name="P1" draw:layer="layout" svg:width="1.934cm" svg:height="1.925cm" svg:x="3.488cm" svg:y="16.818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layout" svg:width="1.691cm" svg:height="1.682cm" svg:x="3.609cm" svg:y="16.93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9" draw:text-style-name="P1" draw:layer="layout" svg:width="0.88cm" svg:height="0.876cm" svg:x="4.015cm" svg:y="17.34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20" draw:text-style-name="P1" draw:layer="layout" svg:width="0.645cm" svg:height="0.643cm" svg:x="4.132cm" svg:y="17.45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g>
        </draw:g>
        <draw:line draw:style-name="gr26" draw:text-style-name="P1" draw:layer="layout" svg:x1="9.974cm" svg:y1="15.843cm" svg:x2="9.449cm" svg:y2="16.843cm">
          <text:p/>
        </draw:line>
        <draw:line draw:style-name="gr26" draw:text-style-name="P1" draw:layer="layout" svg:x1="10.911cm" svg:y1="15.844cm" svg:x2="11.498cm" svg:y2="16.877cm">
          <text:p/>
        </draw:line>
        <draw:g>
          <draw:custom-shape draw:style-name="gr20" draw:text-style-name="P1" draw:layer="layout" svg:width="1.934cm" svg:height="1.925cm" svg:x="9.454cm" svg:y="14.016cm">
            <text:p/>
            <draw:enhanced-geometry svg:viewBox="0 0 21600 21600" draw:glue-points="10800 0 3163 3163 0 10800 3163 18437 10800 21600 18437 18437 21600 10800 18437 3163" draw:text-areas="3163 3163 18437 18437" draw:mirror-vertical="true" draw:mirror-horizontal="false" draw:type="ellipse" draw:enhanced-path="U 10800 10800 10800 10800 0 360 Z N"/>
          </draw:custom-shape>
          <draw:custom-shape draw:style-name="gr3" draw:text-style-name="P1" draw:layer="layout" svg:width="1.691cm" svg:height="1.682cm" svg:x="9.575cm" svg:y="14.139cm">
            <text:p/>
            <draw:enhanced-geometry svg:viewBox="0 0 21600 21600" draw:glue-points="10800 0 3163 3163 0 10800 3163 18437 10800 21600 18437 18437 21600 10800 18437 3163" draw:text-areas="3163 3163 18437 18437" draw:mirror-vertical="true" draw:mirror-horizontal="false" draw:type="ellipse" draw:enhanced-path="U 10800 10800 10800 10800 0 360 Z N"/>
          </draw:custom-shape>
          <draw:custom-shape draw:style-name="gr9" draw:text-style-name="P1" draw:layer="layout" svg:width="0.88cm" svg:height="0.876cm" svg:x="9.981cm" svg:y="14.541cm">
            <text:p/>
            <draw:enhanced-geometry svg:viewBox="0 0 21600 21600" draw:glue-points="10800 0 3163 3163 0 10800 3163 18437 10800 21600 18437 18437 21600 10800 18437 3163" draw:text-areas="3163 3163 18437 18437" draw:mirror-vertical="true" draw:mirror-horizontal="false" draw:type="ellipse" draw:enhanced-path="U 10800 10800 10800 10800 0 360 Z N"/>
          </draw:custom-shape>
          <draw:custom-shape draw:style-name="gr20" draw:text-style-name="P1" draw:layer="layout" svg:width="0.645cm" svg:height="0.643cm" svg:x="10.098cm" svg:y="14.657cm">
            <text:p/>
            <draw:enhanced-geometry svg:viewBox="0 0 21600 21600" draw:glue-points="10800 0 3163 3163 0 10800 3163 18437 10800 21600 18437 18437 21600 10800 18437 3163" draw:text-areas="3163 3163 18437 18437" draw:mirror-vertical="true" draw:mirror-horizontal="false" draw:type="ellipse" draw:enhanced-path="U 10800 10800 10800 10800 0 360 Z N"/>
          </draw:custom-shape>
        </draw:g>
        <draw:custom-shape draw:style-name="gr23" draw:text-style-name="P1" draw:layer="layout" svg:width="1.936cm" svg:height="1.925cm" svg:x="11.015cm" svg:y="16.817cm">
          <text:p/>
          <draw:enhanced-geometry svg:viewBox="0 0 21600 21600" draw:glue-points="10800 0 3163 3163 0 10800 3163 18437 10800 21600 18437 18437 21600 10800 18437 3163" draw:text-areas="3163 3163 18437 18437" draw:mirror-vertical="true" draw:mirror-horizontal="false" draw:type="ellipse" draw:enhanced-path="U 10800 10800 10800 10800 0 360 Z N"/>
        </draw:custom-shape>
        <draw:custom-shape draw:style-name="gr3" draw:text-style-name="P1" draw:layer="layout" svg:width="1.692cm" svg:height="1.682cm" svg:x="11.137cm" svg:y="16.94cm">
          <text:p/>
          <draw:enhanced-geometry svg:viewBox="0 0 21600 21600" draw:glue-points="10800 0 3163 3163 0 10800 3163 18437 10800 21600 18437 18437 21600 10800 18437 3163" draw:text-areas="3163 3163 18437 18437" draw:mirror-vertical="true" draw:mirror-horizontal="false" draw:type="ellipse" draw:enhanced-path="U 10800 10800 10800 10800 0 360 Z N"/>
        </draw:custom-shape>
        <draw:custom-shape draw:style-name="gr24" draw:text-style-name="P1" draw:layer="layout" svg:width="0.881cm" svg:height="0.876cm" svg:x="11.543cm" svg:y="17.343cm">
          <text:p/>
          <draw:enhanced-geometry svg:viewBox="0 0 21600 21600" draw:glue-points="10800 0 3163 3163 0 10800 3163 18437 10800 21600 18437 18437 21600 10800 18437 3163" draw:text-areas="3163 3163 18437 18437" draw:mirror-vertical="true" draw:mirror-horizontal="false" draw:type="ellipse" draw:enhanced-path="U 10800 10800 10800 10800 0 360 Z N"/>
        </draw:custom-shape>
        <draw:custom-shape draw:style-name="gr23" draw:text-style-name="P1" draw:layer="layout" svg:width="0.646cm" svg:height="0.642cm" svg:x="11.66cm" svg:y="17.46cm">
          <text:p/>
          <draw:enhanced-geometry svg:viewBox="0 0 21600 21600" draw:glue-points="10800 0 3163 3163 0 10800 3163 18437 10800 21600 18437 18437 21600 10800 18437 3163" draw:text-areas="3163 3163 18437 18437" draw:mirror-vertical="true" draw:mirror-horizontal="false" draw:type="ellipse" draw:enhanced-path="U 10800 10800 10800 10800 0 360 Z N"/>
        </draw:custom-shape>
        <draw:custom-shape draw:style-name="gr23" draw:text-style-name="P1" draw:layer="layout" svg:width="1.935cm" svg:height="1.925cm" svg:x="8.007cm" svg:y="16.771cm">
          <text:p/>
          <draw:enhanced-geometry svg:viewBox="0 0 21600 21600" draw:glue-points="10800 0 3163 3163 0 10800 3163 18437 10800 21600 18437 18437 21600 10800 18437 3163" draw:text-areas="3163 3163 18437 18437" draw:mirror-vertical="true" draw:mirror-horizontal="false" draw:type="ellipse" draw:enhanced-path="U 10800 10800 10800 10800 0 360 Z N"/>
        </draw:custom-shape>
        <draw:custom-shape draw:style-name="gr3" draw:text-style-name="P1" draw:layer="layout" svg:width="1.692cm" svg:height="1.682cm" svg:x="8.128cm" svg:y="16.894cm">
          <text:p/>
          <draw:enhanced-geometry svg:viewBox="0 0 21600 21600" draw:glue-points="10800 0 3163 3163 0 10800 3163 18437 10800 21600 18437 18437 21600 10800 18437 3163" draw:text-areas="3163 3163 18437 18437" draw:mirror-vertical="true" draw:mirror-horizontal="false" draw:type="ellipse" draw:enhanced-path="U 10800 10800 10800 10800 0 360 Z N"/>
        </draw:custom-shape>
        <draw:custom-shape draw:style-name="gr24" draw:text-style-name="P1" draw:layer="layout" svg:width="0.881cm" svg:height="0.875cm" svg:x="8.534cm" svg:y="17.296cm">
          <text:p/>
          <draw:enhanced-geometry svg:viewBox="0 0 21600 21600" draw:glue-points="10800 0 3163 3163 0 10800 3163 18437 10800 21600 18437 18437 21600 10800 18437 3163" draw:text-areas="3163 3163 18437 18437" draw:mirror-vertical="true" draw:mirror-horizontal="false" draw:type="ellipse" draw:enhanced-path="U 10800 10800 10800 10800 0 360 Z N"/>
        </draw:custom-shape>
        <draw:custom-shape draw:style-name="gr23" draw:text-style-name="P1" draw:layer="layout" svg:width="0.647cm" svg:height="0.643cm" svg:x="8.651cm" svg:y="17.412cm">
          <text:p/>
          <draw:enhanced-geometry svg:viewBox="0 0 21600 21600" draw:glue-points="10800 0 3163 3163 0 10800 3163 18437 10800 21600 18437 18437 21600 10800 18437 3163" draw:text-areas="3163 3163 18437 18437" draw:mirror-vertical="true" draw:mirror-horizontal="false"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Mein_20_Blau" draw:display-name="Mein Blau" draw:style="linear" draw:start-color="#83caff" draw:end-color="#729fcf" draw:start-intensity="100%" draw:end-intensity="100%" draw:angle="0" draw:border="0%"/>
    <draw:marker draw:name="Arrow" svg:viewBox="0 0 20 30" svg:d="m10 0-10 30h20z"/>
    <draw:marker draw:name="Linienende_20_1" draw:display-name="Linienende 1" svg:viewBox="0 0 1013 1130" svg:d="m1009 1050-449-1008-22-30-29-12-34 12-21 26-449 1012-5 13v8l5 21 12 21 17 13 21 4h903l21-4 21-13 9-21 4-21v-8z"/>
    <draw:marker draw:name="Linienende_20_2" draw:display-name="Linienende 2" svg:viewBox="0 0 1321 3493" svg:d="m1321 3493h-1321l702-3493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18T00:03:03.87</meta:creation-date>
    <dc:date>2013-02-22T00:44:07.52</dc:date>
    <meta:editing-duration>PT27M47S</meta:editing-duration>
    <meta:editing-cycles>24</meta:editing-cycles>
    <meta:generator>LibreOffice/4.0.0.3$Windows_x86 LibreOffice_project/7545bee9c2a0782548772a21bc84a9dcc583b89</meta:generator>
    <dc:creator>Tobias Beer</dc:creator>
    <meta:document-statistic meta:object-count="186"/>
  </office:meta>
</office:document-meta>
</file>